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E800000018B2EA095B.png"/>
  <manifest:file-entry manifest:media-type="image/jpeg" manifest:full-path="Pictures/100000000000000F0000000F682085B6.jpg"/>
  <manifest:file-entry manifest:media-type="image/png" manifest:full-path="Pictures/100002000000000F0000000F5B4AA7E2.png"/>
  <manifest:file-entry manifest:media-type="image/png" manifest:full-path="Pictures/100002010000006400000064B236A7BA.png"/>
  <manifest:file-entry manifest:media-type="image/png" manifest:full-path="Pictures/10000201000000640000006476423E58.png"/>
  <manifest:file-entry manifest:media-type="image/jpeg" manifest:full-path="Pictures/100000000000000F0000000F48527A6F.jpg"/>
  <manifest:file-entry manifest:media-type="image/png" manifest:full-path="Pictures/100002010000006400000064BF622D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aur" style:font-name-complex="Centaur"/>
    </style:style>
    <style:style style:name="P2" style:family="paragraph" style:parent-style-name="Standard">
      <style:paragraph-properties fo:text-align="center" style:justify-single-word="false"/>
      <style:text-properties style:font-name="Centaur" style:font-name-complex="Centaur"/>
    </style:style>
    <style:style style:name="P3" style:family="paragraph" style:parent-style-name="Standard">
      <style:paragraph-properties fo:text-align="center" style:justify-single-word="false">
        <style:tab-stops>
          <style:tab-stop style:position="13.335cm"/>
        </style:tab-stops>
      </style:paragraph-properties>
      <style:text-properties style:font-name="Centaur" style:font-name-complex="Centaur"/>
    </style:style>
    <style:style style:name="P4" style:family="paragraph" style:parent-style-name="Standard" style:list-style-name="WW8Num10">
      <style:paragraph-properties>
        <style:tab-stops>
          <style:tab-stop style:position="14.605cm"/>
        </style:tab-stops>
      </style:paragraph-properties>
      <style:text-properties style:font-name="Centaur" style:font-name-complex="Centaur"/>
    </style:style>
    <style:style style:name="P5" style:family="paragraph" style:parent-style-name="Standard" style:list-style-name="WW8Num14">
      <style:paragraph-properties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6" style:family="paragraph" style:parent-style-name="Standard" style:list-style-name="WW8Num21">
      <style:text-properties style:font-name="Centaur" style:font-name-complex="Centaur"/>
    </style:style>
    <style:style style:name="P7" style:family="paragraph" style:parent-style-name="Standard" style:list-style-name="WW8Num6">
      <style:text-properties style:font-name="Centaur" style:font-name-complex="Centaur"/>
    </style:style>
    <style:style style:name="P8" style:family="paragraph" style:parent-style-name="Standard">
      <style:paragraph-properties fo:text-align="center" style:justify-single-word="false"/>
      <style:text-properties style:font-name="Centaur" fo:font-size="16pt" fo:letter-spacing="0.053cm" fo:font-weight="bold" style:font-size-asian="16pt" style:font-weight-asian="bold" style:font-name-complex="Centaur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entaur" fo:font-size="10pt" style:font-size-asian="10pt" style:font-name-complex="Centaur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entaur" fo:font-size="8pt" fo:letter-spacing="0.053cm" style:font-size-asian="8pt" style:font-name-complex="Centaur" style:font-size-complex="8pt"/>
    </style:style>
    <style:style style:name="P11" style:family="paragraph" style:parent-style-name="Standard">
      <style:text-properties style:font-name="Centaur" fo:font-size="8pt" style:font-size-asian="8pt" style:font-name-complex="Centaur" style:font-size-complex="8pt"/>
    </style:style>
    <style:style style:name="P12" style:family="paragraph" style:parent-style-name="Standard">
      <style:text-properties style:font-name="Centaur" fo:font-style="italic" style:font-style-asian="italic" style:font-name-complex="Centaur"/>
    </style:style>
    <style:style style:name="P13" style:family="paragraph" style:parent-style-name="Standard">
      <style:paragraph-properties>
        <style:tab-stops>
          <style:tab-stop style:position="13.335cm"/>
        </style:tab-stops>
      </style:paragraph-properties>
      <style:text-properties style:font-name="Centaur" fo:font-weight="bold" style:font-weight-asian="bold" style:font-name-complex="Centaur"/>
    </style:style>
    <style:style style:name="P14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5" style:family="paragraph" style:parent-style-name="Standard">
      <style:paragraph-properties>
        <style:tab-stops>
          <style:tab-stop style:position="13.335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6" style:family="paragraph" style:parent-style-name="Standard">
      <style:paragraph-properties>
        <style:tab-stops>
          <style:tab-stop style:position="15.24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7" style:family="paragraph" style:parent-style-name="Standard">
      <style:paragraph-properties>
        <style:tab-stops>
          <style:tab-stop style:position="1.058cm"/>
          <style:tab-stop style:position="14.605cm"/>
        </style:tab-stops>
      </style:paragraph-properties>
      <style:text-properties style:font-name="Centaur" fo:font-size="1pt" style:font-size-asian="1pt" style:font-name-complex="Centaur" style:font-size-complex="1pt"/>
    </style:style>
    <style:style style:name="P18" style:family="paragraph" style:parent-style-name="Standard">
      <style:text-properties text:display="none"/>
    </style:style>
    <style:style style:name="P19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20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letter-spacing="0.053cm" fo:font-weight="bold" style:font-weight-asian="bold"/>
    </style:style>
    <style:style style:name="P21" style:family="paragraph" style:parent-style-name="Standard" style:list-style-name="WW8Num23">
      <style:paragraph-properties fo:margin-left="0.423cm" fo:margin-right="0cm" fo:text-indent="0cm" style:auto-text-indent="false">
        <style:tab-stops>
          <style:tab-stop style:position="1.058cm"/>
        </style:tab-stops>
      </style:paragraph-properties>
      <style:text-properties style:font-name="Centaur" style:font-name-complex="Centaur"/>
    </style:style>
    <style:style style:name="P22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23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5.383cm"/>
        </style:tab-stops>
      </style:paragraph-properties>
      <style:text-properties style:font-name="Centaur" style:font-name-complex="Centaur"/>
    </style:style>
    <style:style style:name="P24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3.335cm"/>
        </style:tab-stops>
      </style:paragraph-properties>
      <style:text-properties style:font-name="Centaur" style:font-name-complex="Centaur"/>
    </style:style>
    <style:style style:name="P25" style:family="paragraph" style:parent-style-name="Standard">
      <style:paragraph-properties fo:margin-left="0.423cm" fo:margin-right="0cm" fo:text-indent="0cm" style:auto-text-indent="false">
        <style:tab-stops>
          <style:tab-stop style:position="13.335cm"/>
        </style:tab-stops>
      </style:paragraph-properties>
      <style:text-properties style:font-name="Centaur" fo:font-weight="bold" style:font-weight-asian="bold" style:font-name-complex="Centaur"/>
    </style:style>
    <style:style style:name="P26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27" style:family="paragraph" style:parent-style-name="Standard">
      <style:paragraph-properties fo:margin-left="0.423cm" fo:margin-right="0cm" fo:text-indent="-0.423cm" style:auto-text-indent="false">
        <style:tab-stops>
          <style:tab-stop style:position="13.758cm"/>
        </style:tab-stops>
      </style:paragraph-properties>
      <style:text-properties style:font-name="Centaur" fo:font-weight="bold" style:font-weight-asian="bold" style:font-name-complex="Centaur"/>
    </style:style>
    <style:style style:name="P28" style:family="paragraph" style:parent-style-name="Standard">
      <style:paragraph-properties fo:margin-left="0.423cm" fo:margin-right="0cm" fo:text-indent="-0.423cm" style:auto-text-indent="false">
        <style:tab-stops>
          <style:tab-stop style:position="13.335cm"/>
        </style:tab-stops>
      </style:paragraph-properties>
      <style:text-properties style:font-name="Centaur" fo:font-weight="bold" style:font-weight-asian="bold" style:font-name-complex="Centaur"/>
    </style:style>
    <style:style style:name="P29" style:family="paragraph" style:parent-style-name="Standard">
      <style:paragraph-properties fo:margin-left="0.423cm" fo:margin-right="0cm" fo:text-indent="-0.423cm" style:auto-text-indent="false">
        <style:tab-stops>
          <style:tab-stop style:position="15.24cm"/>
        </style:tab-stops>
      </style:paragraph-properties>
      <style:text-properties style:font-name="Centaur" fo:font-weight="bold" style:font-weight-asian="bold" style:font-name-complex="Centaur"/>
    </style:style>
    <style:style style:name="P30" style:family="paragraph" style:parent-style-name="Standard" style:list-style-name="WW8Num36">
      <style:paragraph-properties fo:margin-left="1.058cm" fo:margin-right="0cm" fo:text-indent="-0.635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Centaur" style:font-name-complex="Centaur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Centaur" style:font-name-complex="Centaur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ize="10pt" style:text-underline-style="none" style:font-size-asian="10pt" style:font-size-complex="10pt"/>
    </style:style>
    <style:style style:name="T3" style:family="text">
      <style:text-properties fo:letter-spacing="0.053cm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/>
    </style:style>
    <style:style style:name="T8" style:family="text">
      <style:text-properties fo:font-size="15pt" style:font-size-asian="15pt" style:font-name-complex="Tahoma" style:font-size-complex="15pt"/>
    </style:style>
    <style:style style:name="T9" style:family="text">
      <style:text-properties fo:font-size="14pt" style:font-size-asian="14pt" style:font-name-complex="Tahoma" style:font-size-complex="14pt"/>
    </style:style>
    <style:style style:name="T10" style:family="text">
      <style:text-properties style:font-name="Centaur" style:font-name-complex="Centau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3">
          <style:column style:rel-width="3257*" fo:start-indent="0cm" fo:end-indent="0.337cm"/>
          <style:column style:rel-width="3229*" fo:start-indent="0.337cm" fo:end-indent="0.318cm"/>
          <style:column style:rel-width="3150*" fo:start-indent="0.318cm" fo:end-indent="0cm"/>
        </style:columns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graphics1" text:anchor-type="as-char" svg:width="8.467cm" svg:height="0.203cm" draw:z-index="0"><draw:image xlink:href="Pictures/10000201000003E800000018B2EA095B.png" xlink:type="simple" xlink:show="embed" xlink:actuate="onLoad"/></draw:frame></text:p>
      <text:p text:style-name="P8">ANTHONY SELLITTI</text:p>
      <text:p text:style-name="P9">33 Regent Street</text:p>
      <text:p text:style-name="P9">West Preston VIC 3072</text:p>
      <text:p text:style-name="P9">0423 600 123</text:p>
      <text:p text:style-name="P9"><text:a xlink:type="simple" xlink:href="mailto:anthony.sellitti@gmail.com"><text:span text:style-name="Internet_20_link"><text:span text:style-name="T1">anthony.sellitti@gmail.com</text:span></text:span></text:a></text:p>
      <text:p text:style-name="P2"><draw:frame draw:style-name="fr1" draw:name="graphics2" text:anchor-type="as-char" svg:width="8.467cm" svg:height="0.203cm" draw:z-index="1"><draw:image xlink:href="Pictures/10000201000003E800000018B2EA095B.png" xlink:type="simple" xlink:show="embed" xlink:actuate="onLoad"/></draw:frame><text:span text:style-name="T3"><text:line-break/></text:span></text:p>
      <text:p text:style-name="P10"/>
      <text:list xml:id="list36633201" text:style-name="WW8Num36">
        <text:list-item>
          <text:p text:style-name="P19">SUMMARY</text:p>
        </text:list-item>
      </text:list>
      <text:p text:style-name="P10"/>
      <text:list xml:id="list36618308" text:style-name="WW8Num23">
        <text:list-item>
          <text:p text:style-name="P21">Professional software engineer.</text:p>
        </text:list-item>
        <text:list-item>
          <text:p text:style-name="P21">Currently studying Computer Science/Computer and Network Engineering at RMIT University.</text:p>
        </text:list-item>
        <text:list-item>
          <text:p text:style-name="P21">Over 7 years customer-service based retail experience.</text:p>
        </text:list-item>
        <text:list-item>
          <text:p text:style-name="P21">Completed VCE with exceptional grades.</text:p>
        </text:list-item>
      </text:list>
      <text:p text:style-name="P26"/>
      <text:p text:style-name="P26"/>
      <text:list xml:id="list36636989" text:continue-list="list36633201" text:style-name="WW8Num36">
        <text:list-item>
          <text:p text:style-name="P19">OBJECTIVE</text:p>
        </text:list-item>
      </text:list>
      <text:p text:style-name="P26"/>
      <text:p text:style-name="P1">My objective is to obtain a position in either software development or embedded system design where I can apply my extensive education and the skills I have acquired to ensure that I will excel in either of these domains.</text:p>
      <text:p text:style-name="P26"/>
      <text:p text:style-name="P26"/>
      <text:list xml:id="list36613501" text:continue-numbering="true" text:style-name="WW8Num36">
        <text:list-item>
          <text:p text:style-name="P19">EDUCATION</text:p>
        </text:list-item>
      </text:list>
      <text:p text:style-name="P26"/>
      <text:p text:style-name="P27"><text:span text:style-name="T4">RMIT University</text:span><text:tab/>Feb 2006 – Present<text:line-break/>Bachelor of Computer Science / Bachelor of Engineering (Computer and Network Engineering)</text:p>
      <text:list xml:id="list36626455" text:continue-numbering="true" text:style-name="WW8Num36">
        <text:list-item>
          <text:list>
            <text:list-item>
              <text:p text:style-name="P22">Presently undertaking a double-degree program.</text:p>
            </text:list-item>
            <text:list-item>
              <text:p text:style-name="P22">Have achieved a High Distinction average for all courses to date (Current GPA: 3.78) </text:p>
            </text:list-item>
            <text:list-item>
              <text:p text:style-name="P22">Design projects: </text:p>
            </text:list-item>
          </text:list>
        </text:list-item>
      </text:list>
      <text:list xml:id="list36631850" text:style-name="WW8Num10">
        <text:list-item>
          <text:list>
            <text:list-item>
              <text:list>
                <text:list-item>
                  <text:p text:style-name="P4">Motion Interpretation Mouse Engine (MIME).</text:p>
                </text:list-item>
                <text:list-item>
                  <text:p text:style-name="P4">Context Awareness System (CAS).</text:p>
                </text:list-item>
              </text:list>
            </text:list-item>
          </text:list>
        </text:list-item>
      </text:list>
      <text:list xml:id="list36633286" text:style-name="WW8Num14">
        <text:list-item>
          <text:list>
            <text:list-item>
              <text:list>
                <text:list-item>
                  <text:p text:style-name="P5">Trakr</text:p>
                </text:list-item>
              </text:list>
            </text:list-item>
          </text:list>
        </text:list-item>
      </text:list>
      <text:list xml:id="list36632243" text:continue-list="list36626455" text:style-name="WW8Num36">
        <text:list-item>
          <text:list>
            <text:list-item>
              <text:p text:style-name="P22">Member of The Institution Of Engineers Australia.</text:p>
            </text:list-item>
            <text:list-item>
              <text:p text:style-name="P22">Member of Golden Key International Honour Society (RMIT Chapter).</text:p>
            </text:list-item>
          </text:list>
        </text:list-item>
      </text:list>
      <text:p text:style-name="P12">Melbourne City Campus</text:p>
      <text:p text:style-name="P3"><draw:frame draw:style-name="fr1" draw:name="graphics3" text:anchor-type="as-char" svg:width="8.467cm" svg:height="0.203cm" draw:z-index="2"><draw:image xlink:href="Pictures/10000201000003E800000018B2EA095B.png" xlink:type="simple" xlink:show="embed" xlink:actuate="onLoad"/></draw:frame></text:p>
      <text:p text:style-name="P13"><text:span text:style-name="T4">Reservoir District Secondary College</text:span><text:tab/>Jan 2000 – Nov 2005</text:p>
      <text:p text:style-name="P25">Victorian Certificate of Education</text:p>
      <text:list xml:id="list36618840" text:continue-numbering="true" text:style-name="WW8Num36">
        <text:list-item>
          <text:list>
            <text:list-item>
              <text:p text:style-name="P22">Completed VCE with exceptional grades (ENTER score of 93.40).</text:p>
            </text:list-item>
            <text:list-item>
              <text:p text:style-name="P22">Undertook a focused education concentrating on mathematics/science streams.</text:p>
            </text:list-item>
            <text:list-item>
              <text:p text:style-name="P22">Selected as the Valedictorian Speaker of Class 2005.</text:p>
            </text:list-item>
            <text:list-item>
              <text:p text:style-name="P22">Participated in the Peer Support program; duties included new student orientation.</text:p>
            </text:list-item>
            <text:list-item>
              <text:p text:style-name="P22">Participated in Peer Mediation program; duties included student conflict resolution.</text:p>
            </text:list-item>
          </text:list>
        </text:list-item>
      </text:list>
      <text:section text:style-name="Sect1" text:name="Section1">
        <text:p text:style-name="P11"/>
        <text:p text:style-name="P11"/>
        <text:list xml:id="list36610280" text:continue-numbering="true" text:style-name="WW8Num36">
          <text:list-item>
            <text:p text:style-name="P19">ACHEIVEMENTS</text:p>
          </text:list-item>
        </text:list>
        <text:p text:style-name="P26"/>
        <text:list xml:id="list36614382" text:continue-numbering="true" text:style-name="WW8Num36">
          <text:list-item>
            <text:list>
              <text:list-item>
                <text:p text:style-name="P22">The School of Electrical &amp; Computer Engineering First Year Double Degree Prize. (First Year).</text:p>
              </text:list-item>
              <text:list-item>
                <text:p text:style-name="P22">Learning Area Award for Science (Year 12).</text:p>
              </text:list-item>
              <text:list-item>
                <text:p text:style-name="P30">Certificate of Excellence in Chemistry, English, Mathematical Methods, Psychology Information Systems and Literature (Year 12).</text:p>
              </text:list-item>
              <text:list-item>
                <text:p text:style-name="P30"><text:soft-page-break/>Meritorious Academic Achievement Award (Year 12 and Year 11).</text:p>
              </text:list-item>
              <text:list-item>
                <text:p text:style-name="P30">Distinction in the Australian Mathematics Competition (Year 11).</text:p>
              </text:list-item>
            </text:list>
          </text:list-item>
        </text:list>
        <text:p text:style-name="P31"><draw:frame draw:style-name="fr1" draw:name="graphics4" text:anchor-type="as-char" svg:width="8.467cm" svg:height="0.203cm" draw:z-index="3"><draw:image xlink:href="Pictures/10000201000003E800000018B2EA095B.png" xlink:type="simple" xlink:show="embed" xlink:actuate="onLoad"/></draw:frame></text:p>
        <text:p text:style-name="P8">ANTHONY SELLITTI</text:p>
        <text:p text:style-name="P2"><text:a xlink:type="simple" xlink:href="mailto:anthony.sellitti@gmail.com"><text:span text:style-name="Internet_20_link"><text:span text:style-name="T2">anthony.sellitti@gmail.com</text:span></text:span></text:a></text:p>
        <text:p text:style-name="P2"><draw:frame draw:style-name="fr1" draw:name="graphics5" text:anchor-type="as-char" svg:width="8.467cm" svg:height="0.203cm" draw:z-index="4"><draw:image xlink:href="Pictures/10000201000003E800000018B2EA095B.png" xlink:type="simple" xlink:show="embed" xlink:actuate="onLoad"/></draw:frame></text:p>
        <text:p text:style-name="P26"/>
        <text:p text:style-name="P26"/>
        <text:p text:style-name="P26"/>
        <text:list xml:id="list36629806" text:continue-numbering="true" text:style-name="WW8Num36">
          <text:list-item>
            <text:p text:style-name="P19">EMPLOYMENT</text:p>
          </text:list-item>
        </text:list>
        <text:p text:style-name="P26"/>
        <text:p text:style-name="P14">RMIT University</text:p>
        <text:p text:style-name="P27"><text:tab/>Sessional Tutor <text:tab/>Feb 2007 – Present</text:p>
        <text:list xml:id="list36627757" text:continue-numbering="true" text:style-name="WW8Num36">
          <text:list-item>
            <text:list>
              <text:list-item>
                <text:p text:style-name="P30">Casual employment for the School of Computer Science and Information Technology and the School of Electrical and Computer Engineering.</text:p>
              </text:list-item>
              <text:list-item>
                <text:p text:style-name="P30">Duties included laboratory tutoring, assignment and exam marking for the first year Java Programming course, and help sessions and tutoring for the first year Embedded Systems Design course.</text:p>
              </text:list-item>
            </text:list>
          </text:list-item>
        </text:list>
        <text:p text:style-name="P12">Melbourne City Campus</text:p>
        <text:p text:style-name="P2"><draw:frame draw:style-name="fr1" draw:name="graphics6" text:anchor-type="as-char" svg:width="8.467cm" svg:height="0.203cm" draw:z-index="5"><draw:image xlink:href="Pictures/10000201000003E800000018B2EA095B.png" xlink:type="simple" xlink:show="embed" xlink:actuate="onLoad"/></draw:frame></text:p>
        <text:p text:style-name="P14">HACD Design</text:p>
        <text:p text:style-name="P27"><text:tab/>Proprietor <text:tab/>Nov 2005 – Present</text:p>
        <text:list xml:id="list36626920" text:continue-numbering="true" text:style-name="WW8Num36">
          <text:list-item>
            <text:list>
              <text:list-item>
                <text:p text:style-name="P22">Own business.</text:p>
              </text:list-item>
              <text:list-item>
                <text:p text:style-name="P30">Duties include massive web application development, software development and personal computer assembly.</text:p>
              </text:list-item>
              <text:list-item>
                <text:p text:style-name="P22">Developed websites include: </text:p>
              </text:list-item>
            </text:list>
          </text:list-item>
        </text:list>
        <text:list xml:id="list36604600" text:style-name="WW8Num21">
          <text:list-item>
            <text:list>
              <text:list-item>
                <text:list>
                  <text:list-item>
                    <text:p text:style-name="P6">Realimage Photography – http://www.realimage.com.au</text:p>
                  </text:list-item>
                  <text:list-item>
                    <text:p text:style-name="P6">House Sense – http://www.housesense.com.au</text:p>
                  </text:list-item>
                </text:list>
              </text:list-item>
            </text:list>
          </text:list-item>
        </text:list>
        <text:p text:style-name="P12">West Preston</text:p>
        <text:p text:style-name="P2"><draw:frame draw:style-name="fr1" draw:name="graphics7" text:anchor-type="as-char" svg:width="8.467cm" svg:height="0.203cm" draw:z-index="6"><draw:image xlink:href="Pictures/10000201000003E800000018B2EA095B.png" xlink:type="simple" xlink:show="embed" xlink:actuate="onLoad"/></draw:frame></text:p>
        <text:p text:style-name="P14">Bunnings Warehouse</text:p>
        <text:p text:style-name="P27"><text:span text:style-name="T4"><text:tab/>Sales Assistant</text:span><text:tab/>Sept 2002 – Present</text:p>
        <text:list xml:id="list36617416" text:continue-list="list36626920" text:style-name="WW8Num36">
          <text:list-item>
            <text:list>
              <text:list-item>
                <text:p text:style-name="P22">Duties include customer service.</text:p>
              </text:list-item>
              <text:list-item>
                <text:p text:style-name="P22">Received 5 customer service excellence awards (first of which was within 3<text:span text:style-name="T6">rd</text:span> week of employment).</text:p>
              </text:list-item>
              <text:list-item>
                <text:p text:style-name="P22">Actively participated in the training of several team members.</text:p>
              </text:list-item>
              <text:list-item>
                <text:p text:style-name="P22">Acquired a detailed product knowledge (spanning several departments).</text:p>
              </text:list-item>
            </text:list>
          </text:list-item>
        </text:list>
        <text:p text:style-name="P12">Northland</text:p>
        <text:p text:style-name="P2"><draw:frame draw:style-name="fr1" draw:name="graphics8" text:anchor-type="as-char" svg:width="8.467cm" svg:height="0.203cm" draw:z-index="7"><draw:image xlink:href="Pictures/10000201000003E800000018B2EA095B.png" xlink:type="simple" xlink:show="embed" xlink:actuate="onLoad"/></draw:frame></text:p>
        <text:p text:style-name="P15">Realimage Photography</text:p>
        <text:p text:style-name="P28"><text:tab/>Various Duties<text:tab/>Feb 2005 – Nov 2005</text:p>
        <text:list xml:id="list36633455" text:continue-numbering="true" text:style-name="WW8Num36">
          <text:list-item>
            <text:list>
              <text:list-item>
                <text:p text:style-name="P22">Casual employment.</text:p>
              </text:list-item>
              <text:list-item>
                <text:p text:style-name="P22">Duties included digital photo enhancement, advertising brochure design and night-shoot setup.</text:p>
              </text:list-item>
            </text:list>
          </text:list-item>
        </text:list>
        <text:p text:style-name="P12">West Preston</text:p>
        <text:p text:style-name="P2"><draw:frame draw:style-name="fr1" draw:name="graphics9" text:anchor-type="as-char" svg:width="8.467cm" svg:height="0.203cm" draw:z-index="8"><draw:image xlink:href="Pictures/10000201000003E800000018B2EA095B.png" xlink:type="simple" xlink:show="embed" xlink:actuate="onLoad"/></draw:frame></text:p>
        <text:p text:style-name="P16">CMI: Computer Manufacturing and Integration</text:p>
        <text:p text:style-name="P29"><text:tab/>Various Duties<text:tab/>June 2003</text:p>
        <text:list xml:id="list36620892" text:continue-numbering="true" text:style-name="WW8Num36">
          <text:list-item>
            <text:list>
              <text:list-item>
                <text:p text:style-name="P22">Employed as part of a 2 week work experience scheme for Year 10 students.</text:p>
              </text:list-item>
              <text:list-item>
                <text:p text:style-name="P22">Duties included assembly of desktop personal computers, software installations and diagnostic work.</text:p>
              </text:list-item>
            </text:list>
          </text:list-item>
        </text:list>
        <text:p text:style-name="P12">Bundoora</text:p>
        <text:p text:style-name="P2"><draw:frame draw:style-name="fr1" draw:name="graphics10" text:anchor-type="as-char" svg:width="8.467cm" svg:height="0.203cm" draw:z-index="9"><draw:image xlink:href="Pictures/10000201000003E800000018B2EA095B.png" xlink:type="simple" xlink:show="embed" xlink:actuate="onLoad"/></draw:frame></text:p>
        <text:p text:style-name="P16">Volunteer Employment</text:p>
        <text:list xml:id="list36606703" text:continue-numbering="true" text:style-name="WW8Num36">
          <text:list-item>
            <text:list>
              <text:list-item>
                <text:p text:style-name="P23">RMIT Open Day<text:span text:style-name="T7"> <text:tab/>Aug 2009</text:span></text:p>
              </text:list-item>
              <text:list-item>
                <text:p text:style-name="P24">RMIT LEAD Program (Mentors Assisting Programming Students)<text:span text:style-name="T7"> <text:tab/>Mar 2007 – June 2007</text:span></text:p>
              </text:list-item>
            </text:list>
          </text:list-item>
        </text:list>
        <text:p text:style-name="P31"><draw:frame draw:style-name="fr1" draw:name="graphics11" text:anchor-type="as-char" svg:width="8.467cm" svg:height="0.203cm" draw:z-index="10"><draw:image xlink:href="Pictures/10000201000003E800000018B2EA095B.png" xlink:type="simple" xlink:show="embed" xlink:actuate="onLoad"/></draw:frame></text:p>
        <text:p text:style-name="P8">ANTHONY SELLITTI</text:p>
        <text:p text:style-name="P2"><text:a xlink:type="simple" xlink:href="mailto:anthony.sellitti@gmail.com"><text:span text:style-name="Internet_20_link"><text:span text:style-name="T2">anthony.sellitti@gmail.com</text:span></text:span></text:a></text:p>
        <text:p text:style-name="P2"><draw:frame draw:style-name="fr1" draw:name="graphics12" text:anchor-type="as-char" svg:width="8.467cm" svg:height="0.203cm" draw:z-index="11"><draw:image xlink:href="Pictures/10000201000003E800000018B2EA095B.png" xlink:type="simple" xlink:show="embed" xlink:actuate="onLoad"/></draw:frame></text:p>
        <text:p text:style-name="P11"/>
        <text:p text:style-name="P11"/>
        <text:p text:style-name="P11"/>
        <text:list xml:id="list36624218" text:continue-numbering="true" text:style-name="WW8Num36">
          <text:list-item>
            <text:p text:style-name="P19">SKILLS</text:p>
          </text:list-item>
        </text:list>
        <text:p text:style-name="P26"/>
        <text:list xml:id="list36615458" text:continue-numbering="true" text:style-name="WW8Num36">
          <text:list-item>
            <text:list>
              <text:list-item>
                <text:p text:style-name="P22">Competent in the following technologies:</text:p>
              </text:list-item>
            </text:list>
          </text:list-item>
        </text:list>
        <text:list xml:id="list36603955" text:style-name="WW8Num6">
          <text:list-item>
            <text:list>
              <text:list-item>
                <text:list>
                  <text:list-item>
                    <text:p text:style-name="P7">Programming (Assembly / C / C++ &amp; Java).</text:p>
                  </text:list-item>
                  <text:list-item>
                    <text:p text:style-name="P7">Scripting (BASH / CSH / PHP / PEAR / Zend / SQL / JavaScript / jQuery / JSON / AJAX &amp; MATLAB).</text:p>
                  </text:list-item>
                  <text:list-item>
                    <text:p text:style-name="P7">Web (XHTML / XML / CSS / Web Services / JSP / SOAP / REST &amp; WSDL).</text:p>
                  </text:list-item>
                  <text:list-item>
                    <text:p text:style-name="P7">OpenGL.</text:p>
                  </text:list-item>
                  <text:list-item>
                    <text:p text:style-name="P7">UML.</text:p>
                  </text:list-item>
                </text:list>
              </text:list-item>
            </text:list>
          </text:list-item>
        </text:list>
        <text:list xml:id="list36620900" text:continue-list="list36615458" text:style-name="WW8Num36">
          <text:list-item>
            <text:list>
              <text:list-item>
                <text:p text:style-name="P22">Obtained experience with the following programs:</text:p>
              </text:list-item>
            </text:list>
          </text:list-item>
        </text:list>
        <text:list xml:id="list36614090" text:continue-list="list36603955" text:style-name="WW8Num6">
          <text:list-item>
            <text:list>
              <text:list-item>
                <text:list>
                  <text:list-item>
                    <text:p text:style-name="P7">Programming (Eclipse / Visual Studio / Cosmic C / AVR Studio / Dreamweaver / VIM / GDB / Subversion &amp; CVS).</text:p>
                  </text:list-item>
                  <text:list-item>
                    <text:p text:style-name="P7">Web (Apache 2 / Apache Tomcat / Axis 2 / MySQL &amp; Oracle).</text:p>
                  </text:list-item>
                  <text:list-item>
                    <text:p text:style-name="P7">Image Manipulation (Photoshop &amp; GIMP).</text:p>
                  </text:list-item>
                  <text:list-item>
                    <text:p text:style-name="P7">Circuit Design (Protel &amp; PSPICE).</text:p>
                  </text:list-item>
                  <text:list-item>
                    <text:p text:style-name="P7">Digital Circuit Design (Xillix &amp; Quartus).</text:p>
                  </text:list-item>
                  <text:list-item>
                    <text:p text:style-name="P7">Virtualisation (VMware &amp; VirtualBox).</text:p>
                  </text:list-item>
                  <text:list-item>
                    <text:p text:style-name="P7">MATLAB.</text:p>
                  </text:list-item>
                </text:list>
              </text:list-item>
            </text:list>
          </text:list-item>
        </text:list>
        <text:list xml:id="list36617548" text:continue-list="list36620900" text:style-name="WW8Num36">
          <text:list-item>
            <text:list>
              <text:list-item>
                <text:p text:style-name="P22">Experience with the following Operating Systems:</text:p>
              </text:list-item>
            </text:list>
          </text:list-item>
        </text:list>
        <text:list xml:id="list36607003" text:continue-list="list36614090" text:style-name="WW8Num6">
          <text:list-item>
            <text:list>
              <text:list-item>
                <text:list>
                  <text:list-item>
                    <text:p text:style-name="P7">Windows (95 / 98 / XP / Vista &amp; 7).</text:p>
                  </text:list-item>
                  <text:list-item>
                    <text:p text:style-name="P7">Unix (Solaris 10).</text:p>
                  </text:list-item>
                  <text:list-item>
                    <text:p text:style-name="P7">Linux (Fedora Core / Ubuntu / Xandros / PCLinux / DSL &amp; QNX).</text:p>
                  </text:list-item>
                  <text:list-item>
                    <text:p text:style-name="P7">Macintosh (OSX).</text:p>
                  </text:list-item>
                </text:list>
              </text:list-item>
            </text:list>
          </text:list-item>
        </text:list>
        <text:p text:style-name="P26"/>
        <text:p text:style-name="P26"/>
        <text:list xml:id="list36612187" text:continue-list="list36617548" text:style-name="WW8Num36">
          <text:list-item>
            <text:p text:style-name="P19">INTERESTS</text:p>
          </text:list-item>
        </text:list>
        <text:p text:style-name="P26"/>
        <text:list xml:id="list36609409" text:continue-numbering="true" text:style-name="WW8Num36">
          <text:list-item>
            <text:list>
              <text:list-item>
                <text:p text:style-name="P22">Software development and web design.</text:p>
              </text:list-item>
              <text:list-item>
                <text:p text:style-name="P22">Embedded system design.</text:p>
              </text:list-item>
              <text:list-item>
                <text:p text:style-name="P22">Reading and creative writing.</text:p>
              </text:list-item>
              <text:list-item>
                <text:p text:style-name="P22">Game development and gaming.</text:p>
              </text:list-item>
              <text:list-item>
                <text:p text:style-name="P22">Music and music events.</text:p>
              </text:list-item>
              <text:list-item>
                <text:p text:style-name="P22">Photography and travelling.</text:p>
              </text:list-item>
            </text:list>
          </text:list-item>
        </text:list>
        <text:p text:style-name="P11"/>
        <text:p text:style-name="P11"/>
        <text:list xml:id="list36631695" text:continue-numbering="true" text:style-name="WW8Num36">
          <text:list-item>
            <text:p text:style-name="P20"><text:span text:style-name="T8">REFERENCES</text:span><text:span text:style-name="T9"> </text:span></text:p>
          </text:list-item>
        </text:list>
        <text:p text:style-name="P17"/>
        <text:p text:style-name="P26"/>
      </text:section>
      <text:section text:style-name="Sect2" text:name="Section2">
        <text:list xml:id="list36611925" text:continue-numbering="true" text:style-name="WW8Num36">
          <text:list-item>
            <text:list>
              <text:list-item>
                <text:p text:style-name="P30">Orlando Pozzebon<text:line-break/>Senior Team Member<text:line-break/>Bunnings Warehouse<text:line-break/>9416 8288<text:line-break/><text:line-break/>Maria D’Angelo<text:line-break/>Proprietor<text:line-break/>Realimage Photography<text:line-break/>0408 323 894<text:line-break/>maria@realimage.com.au</text:p>
              </text:list-item>
              <text:list-item>
                <text:p text:style-name="P30">Daryl D'Souza<text:line-break/>Senior Lecturer<text:line-break/>RMIT University<text:line-break/>9925 2927<text:line-break/>daryl.dsouza@rmit.edu.au</text:p>
              </text:list-item>
            </text:list>
          </text:list-item>
        </text:list>
      </text:section>
      <text:section text:style-name="Sect3" text:name="Section3">
        <text:p text:style-name="P18"><text:bookmark-start text:name="_PictureBullets"/><draw:frame draw:style-name="fr1" draw:name="graphics13" text:anchor-type="as-char" svg:width="0.847cm" svg:height="0.847cm" draw:z-index="0"><draw:image xlink:href="Pictures/100002010000006400000064B236A7BA.png" xlink:type="simple" xlink:show="embed" xlink:actuate="onLoad"/></draw:frame><text:span text:style-name="T10"><draw:frame draw:style-name="fr1" draw:name="graphics14" text:anchor-type="as-char" svg:width="0.847cm" svg:height="0.847cm" draw:z-index="0"><draw:image xlink:href="Pictures/10000201000000640000006476423E58.png" xlink:type="simple" xlink:show="embed" xlink:actuate="onLoad"/></draw:frame></text:span><text:span text:style-name="T5"><draw:frame draw:style-name="fr1" draw:name="graphics15" text:anchor-type="as-char" svg:width="0.847cm" svg:height="0.847cm" draw:z-index="0"><draw:image xlink:href="Pictures/100002010000006400000064BF622D1F.png" xlink:type="simple" xlink:show="embed" xlink:actuate="onLoad"/></draw:frame></text:span><text:span text:style-name="T5"><draw:frame draw:style-name="fr1" draw:name="graphics16" text:anchor-type="as-char" svg:width="0.397cm" svg:height="0.397cm" draw:z-index="0"><draw:image xlink:href="Pictures/100002000000000F0000000F5B4AA7E2.png" xlink:type="simple" xlink:show="embed" xlink:actuate="onLoad"/></draw:frame></text:span><text:span text:style-name="T5"><draw:frame draw:style-name="fr1" draw:name="graphics17" text:anchor-type="as-char" svg:width="0.529cm" svg:height="0.529cm" draw:z-index="0"><draw:image xlink:href="Pictures/100000000000000F0000000F682085B6.jpg" xlink:type="simple" xlink:show="embed" xlink:actuate="onLoad"/></draw:frame></text:span><text:span text:style-name="T5"><draw:frame draw:style-name="fr1" draw:name="graphics18" text:anchor-type="as-char" svg:width="0.529cm" svg:height="0.529cm" draw:z-index="0"><draw:image xlink:href="Pictures/100000000000000F0000000F48527A6F.jpg" xlink:type="simple" xlink:show="embed" xlink:actuate="onLoad"/></draw:frame></text:span><text:bookmark-end text:name="_PictureBullets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Subtitle" style:family="paragraph" style:parent-style-name="Standard" style:next-style-name="Text_20_body" style:class="chapter">
      <style:text-properties fo:font-size="14pt" style:font-size-asian="14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fo:color="#000000"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fo:color="#000000"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fo:color="#000000"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2" style:family="text">
      <style:text-properties fo:color="#000000"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2" style:family="text">
      <style:text-properties fo:color="#000000"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2" style:family="text">
      <style:text-properties fo:color="#000000" style:font-name="Symbol" style:font-name-complex="Symbol"/>
    </style:style>
    <style:style style:name="WW8Num11z0" style:family="text">
      <style:text-properties style:font-name="Times" style:font-name-complex="Time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2" style:family="text">
      <style:text-properties fo:color="#000000"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2" style:family="text">
      <style:text-properties fo:color="#000000"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fo:color="#000000"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fo:color="#000000"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Times" style:font-name-complex="Time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2" style:family="text">
      <style:text-properties fo:color="#000000"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2" style:family="text">
      <style:text-properties fo:color="#000000"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2" style:family="text">
      <style:text-properties fo:color="#000000" style:font-name="Symbol" style:font-name-complex="Symbol"/>
    </style:style>
    <style:style style:name="WW8Num22z0" style:family="text">
      <style:text-properties style:font-name="Times" style:font-name-complex="Time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2" style:family="text">
      <style:text-properties fo:color="#000000"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Times" style:font-name-complex="Time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fo:color="#000000"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2" style:family="text">
      <style:text-properties fo:color="#000000"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2" style:family="text">
      <style:text-properties fo:color="#000000" style:font-name="Symbol" style:font-name-complex="Symbol"/>
    </style:style>
    <style:style style:name="WW8Num39z0" style:family="text">
      <style:text-properties style:font-name="Symbol" style:font-name-complex="Symbol"/>
    </style:style>
    <style:style style:name="WW8Num39z2" style:family="text">
      <style:text-properties fo:color="#000000" style:font-name="Symbol" style:font-name-complex="Symbol"/>
    </style:style>
    <style:style style:name="WW8Num40z0" style:family="text">
      <style:text-properties style:font-name="Symbol" style:font-name-complex="Symbol"/>
    </style:style>
    <style:style style:name="WW8Num41z0" style:family="text">
      <style:text-properties style:font-name="Times" style:font-name-complex="Times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28cm" fo:text-indent="-0.635cm" fo:margin-left="10.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5cm" fo:text-indent="-0.635cm" fo:margin-left="11.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THONY SELLITTI</dc:title>
    <meta:initial-creator>Anthony</meta:initial-creator>
    <meta:creation-date>2009-10-13T02:12:00</meta:creation-date>
    <dc:creator>Anthony</dc:creator>
    <dc:date>2010-04-30T15:44:00</dc:date>
    <meta:editing-cycles>24</meta:editing-cycles>
    <meta:editing-duration>PT2H36M</meta:editing-duration>
    <meta:document-statistic meta:table-count="0" meta:image-count="18" meta:object-count="0" meta:page-count="4" meta:paragraph-count="116" meta:word-count="760" meta:character-count="4837" meta:non-whitespace-character-count="4228"/>
    <meta:generator>LibreOffice/3.5$Windows_x86 LibreOffice_project/7e68ba2-a744ebf-1f241b7-c506db1-7d53735</meta:generator>
    <meta:user-defined meta:name="Info 1"/>
    <meta:user-defined meta:name="Info 2"/>
    <meta:user-defined meta:name="Info 3"/>
    <meta:user-defined meta:name="Info 4"/>
  </office:meta>
</office:document-meta>
</file>